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DFBiaoKaiShu-B5" svg:font-family="DFBiaoKaiShu-B5"/>
  </office:font-face-decls>
  <office:automatic-styles>
    <style:style style:name="P1" style:family="paragraph" style:parent-style-name="Standard">
      <style:paragraph-properties fo:margin-bottom="0.1667in" style:line-height-at-least="0.3056in"/>
      <style:text-properties style:font-name="DFBiaoKaiShu-B5" fo:font-size="18.0pt"/>
    </style:style>
    <style:style style:name="T1" style:family="text">
      <style:text-properties fo:font-size="36.0pt" fo:font-size-asian="36.0pt" fo:font-size-complex="36.0pt" fo:color="#640e2f"/>
    </style:style>
    <style:style style:name="TableColumn1" style:family="table-column">
      <style:table-column-properties style:column-width="3.4625in" style:rel-column-width="32767*"/>
    </style:style>
  </office:automatic-styles>
  <office:body>
    <office:text>
      <text:p text:style-name="P1"><text:span text:style-name="T1">西方社會開放嗎？ </text:span><text:line-break/><text:line-break/>陳真 <text:line-break/>2019.06.14. <text:line-break/><text:line-break/><text:line-break/>金融大鱷索羅斯很喜歡講 "開放社會"，還成立了一個 "開放社會基金會"，專門用來顛覆其它國家，製造動亂，以便強迫他人開放。問題是，對誰開放？那些整天要別人開放的國家自己開放嗎？ <text:line-break/><text:line-break/>索羅斯或西方社會之所謂開放，其實就是開放讓林北為所欲為，簡單說就是要你不設防。 <text:line-break/><text:line-break/>如果你還是不開放，軍隊隨後就會到來，就像鴉片戰爭那樣，要你的國民努力吸鴉片你不吸，林北就用飛機大砲把你砸個稀巴爛，姦殺擄掠，強迫佔領。西方社會長期以來就是一直在幹這樣一些事。 <text:line-break/><text:line-break/>但是，他們自己夠開放嗎？當然一點也不。 <text:line-break/><text:line-break/>英國不是全世界號稱最老牌的民主國家嗎？那它開放嗎？開放個小鳥蛋啦。它對內對外都封閉得像個銅牆鐵壁，不但動輒醜化外來移民、排斥難民，法律上更是層層管制。比方說示威抗爭，英國就跟美國或任何一個西方國家一樣，動輒就是打入監牢，司法伺候，哪像台灣或香港這麼開放自由，連立法院行政院都能開放讓暴民佔領、破壞，而且還會變成英雄；官方或警方若對暴民稍有不敬，保證有你受的，警察更是隨便讓你打好玩的。 <text:line-break/><text:line-break/>你去佔領英國國會給我看，如果你能佔領一秒鐘而不會被打被殺被關，我就把陳真兩字倒過來寫。你去打美國警察看看，馬上把你槍斃都只是家常便飯。你去街頭抗議或包圍或佔領什麼給我看，看看馬上會有什麼下場。他們的司法或內政種種，也不是真的鐵面無私，而是系統性地看膚色辦事。 <text:line-break/><text:line-break/>這回反佔中，如同過去每一次抗爭，除了CIA是主辦單位之外，也有一些協辦單位，比方說什麼香港監察 (Hong Kong Watch)，那是英國的一個掛人權羊頭賣政治狗肉的所謂人權組織，專門針對香港的所謂人權進行抹黑。 <text:line-break/><text:line-break/>這個狗肉組織創辦於兩年前 (2017年)。創會者叫做Benedict Rogers，是個反中大將，逢中必反，同時也是英國保守黨的所謂人權委員會副主席，經常製造、發表、散播各種假新聞，妖魔化中國，非常卑鄙。 <text:line-break/><text:line-break/>這混蛋和香港那些大腸花民主人士過從甚密。去年十月，邀請一些香港的大腸花人士前往英國開一個什麼碗糕民主自由的討論會，醜化中國。一位央視女主播叫孔琳琳，在觀眾席上站起來開罵，罵這位Benedict Rogers言論不公正，罵香港大腸花人士是漢奸。 <text:line-break/><text:line-break/>結果，現場有人過來制止她，並推了她一把。於是孔琳琳也反推回去。結果，她卻被以什麼 "公開襲擊罪" 逮捕。中國駐外單位介入協調後，無罪釋放。可是，過了幾天，英國的司法卻又說她有罪，還因此發佈通緝令，展開追捕。不知道依港台那些反中人士們的人權標準以及自由開放社會標準，這算不算侵犯人權？算不算司法打壓？算不算自由開放？ <text:line-break/><text:line-break/>外來者在西方社會，遇到各種制度性或體制性的種族差別待遇，基本上只是一種日常狀態。至於小流氓的挑釁或暴力對待更是常態。你要是不熟當地路況，你晚上天黑後出門給我看看，看你能否平安歸來。在英國，當街對著外來者辱罵，那根本就像一種背景噪音，隨處可聞。它媽的他們究竟是哪一點開放？ <text:line-break/><text:line-break/>你看，加拿大和澳洲 (更不用說美國了)，他們如何傷害自己國家的原住民？無數手段，卑不卑鄙？血不血腥？荒不荒唐？澳洲方面的，我已經寫過很多了，請自行從網頁右上角搜尋。至於加拿大的原住民，就在一個多星期前 (2019年6月2日) ，各方報導指出，根據一份厚達一千兩百多頁的調查報告： <text:line-break/><text:line-break/>在過去40年來，數千名加拿大的原住民女性遭到殺害，已達「種族滅絕」的程度。BBC 報導，因為受到根深蒂固的殖民主義與政府不作為的影響，在加拿大每年都有許多原住民女性失蹤或遭到殺害。 <text:line-break/><text:line-break/>在華人社會卻不是這樣，對於外來者基本上是友善的，不會動輒找麻煩，外國人也不用擔心晚上出門行經某些酒吧路段或黑街暗巷或青少年出沒處會遭到肢體攻擊或辱罵挑釁。 <text:line-break/><text:line-break/>英國很多青少年的問候語就是當街或在公車、火車上大聲叫你 "滾回你的國家"，或者用一些不堪入耳的種族性字眼罵你，或是在人群中故意撞你，故意打翻你手上的熱飲，要不就是故意走近你旁邊用嘴巴發出一連串放屁聲來羞辱你，或是故意用難聽的怪腔怪調學你講 "中文"，極盡羞辱之能事。請問哪一點具有所謂自由開放社會的特徵？ <text:line-break/><text:line-break/>實在很不喜歡講這些已經講了幾百萬次的東西。 <text:line-break/><text:line-break/>香港是我所見過完全不設防的社會，CIA幾乎就像是這個城市的真正政府以及媒體主人，一如台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